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officeooo:rsid="001f5576" officeooo:paragraph-rsid="001f5576"/>
    </style:style>
    <style:style style:name="P6" style:family="paragraph" style:parent-style-name="Standard">
      <style:text-properties style:font-name="FreeSerif" officeooo:rsid="001f5576" officeooo:paragraph-rsid="0022b598"/>
    </style:style>
    <style:style style:name="P7" style:family="paragraph" style:parent-style-name="Standard">
      <style:text-properties style:font-name="FreeSerif" officeooo:rsid="001e1600" officeooo:paragraph-rsid="001e1600"/>
    </style:style>
    <style:style style:name="P8" style:family="paragraph" style:parent-style-name="Standard">
      <style:text-properties style:font-name="FreeSerif" officeooo:rsid="001e1600" officeooo:paragraph-rsid="0022b598"/>
    </style:style>
    <style:style style:name="P9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13d12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FreeSerif" fo:font-size="12pt" style:text-underline-style="none" fo:font-weight="normal" officeooo:rsid="00372a51" officeooo:paragraph-rsid="00372a51" style:font-size-asian="12pt" style:font-weight-asian="normal" style:font-size-complex="12pt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26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27" style:family="paragraph" style:parent-style-name="Standard" style:list-style-name="L2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officeooo:rsid="002446ab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officeooo:rsid="0034fda0"/>
    </style:style>
    <style:style style:name="T13" style:family="text">
      <style:text-properties officeooo:rsid="0037071d"/>
    </style:style>
    <style:style style:name="T14" style:family="text">
      <style:text-properties officeooo:rsid="00378fb8"/>
    </style:style>
    <style:style style:name="T15" style:family="text">
      <style:text-properties officeooo:rsid="003935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ES</text:span><text:span text:style-name="T4">:</text:span> <text:span text:style-name="T13">Effective Skill</text:span></text:p>
      <text:p text:style-name="P22"><text:span text:style-name="T8">ES</text:span> = Base Skill + modifiers</text:p>
      <text:list xml:id="list2458011918" text:style-name="L1">
        <text:list-item>
          <text:p text:style-name="P25">Modifiers are defied between -9 to +9. <text:s/><text:span text:style-name="T14">Beyond these should be </text:span><text:span text:style-name="T15">an </text:span><text:span text:style-name="T14">automatic fail or success.</text:span></text:p>
        </text:list-item>
        <text:list-item>
          <text:p text:style-name="P26">ES can be thought of as a target number.</text:p>
        </text:list-item>
      </text:list>
      <text:p text:style-name="P24"/>
      <text:p text:style-name="P23"/>
      <text:p text:style-name="P1">Success Roll</text:p>
      <text:p text:style-name="P5">1) Define <text:span text:style-name="T13">ES</text:span></text:p>
      <text:p text:style-name="P7"><text:span text:style-name="T1">2) </text:span>Sum up a 3d6 roll</text:p>
      <text:p text:style-name="P7"><text:span text:style-name="T1">3) </text:span><text:span text:style-name="T5">Roll</text:span><text:span text:style-name="T4"> &lt;= 4:</text:span> <text:span text:style-name="T2">Success.</text:span></text:p>
      <text:p text:style-name="P8"><text:span text:style-name="T1">4) </text:span><text:span text:style-name="T5">Roll</text:span><text:span text:style-name="T4"> &gt;= 17:</text:span> <text:span text:style-name="T2">Fail.</text:span></text:p>
      <text:p text:style-name="P6">5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5">6) <text:span text:style-name="T2">Fail.</text:span></text:p>
      <text:p text:style-name="P7"/>
      <text:p text:style-name="P7"/>
      <text:p text:style-name="P2">Success Roll (w/ Crits)</text:p>
      <text:p text:style-name="P10">1) Define <text:span text:style-name="T13">ES</text:span></text:p>
      <text:p text:style-name="P17"><text:span text:style-name="T1">2) </text:span>Sum up a 3d6 roll</text:p>
      <text:p text:style-name="P18"><text:span text:style-name="T1">3) </text:span><text:span text:style-name="T5">Roll</text:span><text:span text:style-name="T4"> &lt;= 4:</text:span> <text:span text:style-name="T3">Critical </text:span><text:span text:style-name="T2">Success.</text:span></text:p>
      <text:p text:style-name="P18"><text:span text:style-name="T1">4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20"><text:span text:style-name="T12">5</text:span>) <text:span text:style-name="T4">(Roll == 17) and (</text:span><text:span text:style-name="T8">ES</text:span><text:span text:style-name="T4"> &lt;= 15):</text:span> <text:span text:style-name="T2">Critical Fail.</text:span></text:p>
      <text:p text:style-name="P19"><text:span text:style-name="T12">6</text:span>) <text:span text:style-name="T4">Delta = </text:span><text:span text:style-name="T8">ES</text:span><text:span text:style-name="T4"> - </text:span><text:span text:style-name="T5">Roll</text:span></text:p>
      <text:p text:style-name="P20"><text:span text:style-name="T12">7</text:span>) <text:span text:style-name="T4">Delta &gt;= 10:</text:span> <text:span text:style-name="T2">Critical Success.</text:span></text:p>
      <text:p text:style-name="P20"><text:span text:style-name="T12">8</text:span>) <text:span text:style-name="T4">Delta &lt;= -10:</text:span> <text:span text:style-name="T2">Critical Fail.</text:span></text:p>
      <text:p text:style-name="P11"><text:span text:style-name="T9">9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11"><text:span text:style-name="T9">10</text:span>) <text:span text:style-name="T2">Fail.</text:span></text:p>
      <text:p text:style-name="P12"/>
      <text:p text:style-name="P9"/>
      <text:p text:style-name="P3">Player 1 VS Player 2</text:p>
      <text:p text:style-name="P14"><text:span text:style-name="T10">1</text:span>) If P1 <text:span text:style-name="T2">critically</text:span> succeeds, P2 <text:span text:style-name="T11">will not roll to avoid the</text:span> hit.</text:p>
      <text:p text:style-name="P16"><text:span text:style-name="T10">2</text:span>) If P1 succeeds, P2 may roll to <text:span text:style-name="T11">a</text:span>void the attack.</text:p>
      <text:p text:style-name="P15"/>
      <text:p text:style-name="P13"/>
      <text:p text:style-name="P4">Quick Contest</text:p>
      <text:p text:style-name="P28">1) <text:span text:style-name="T4">P1’s Delta &gt; P2’s Delta:</text:span> P1 succeeds.</text:p>
      <text:p text:style-name="P29">2) P2 succeeds.</text:p>
      <text:list xml:id="list1184512483" text:style-name="L2">
        <text:list-item>
          <text:p text:style-name="P27">If both Deltas are negative, the less negative is the winner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5T16:55:52.823026734</meta:creation-date>
    <dc:date>2022-05-06T01:06:52.733427027</dc:date>
    <meta:editing-duration>PT1H52M28S</meta:editing-duration>
    <meta:editing-cycles>36</meta:editing-cycles>
    <meta:generator>LibreOffice/7.3.2.2$FreeBSD_X86_64 LibreOffice_project/30$Build-2</meta:generator>
    <meta:document-statistic meta:table-count="0" meta:image-count="0" meta:object-count="0" meta:page-count="1" meta:paragraph-count="29" meta:word-count="178" meta:character-count="839" meta:non-whitespace-character-count="692"/>
  </office:meta>
</office:document-meta>
</file>